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45pt"/>
    </style:style>
    <style:style style:name="P2" style:family="paragraph" style:parent-style-name="Standard">
      <style:text-properties style:font-name="sans-serif" fo:font-size="15pt"/>
    </style:style>
    <style:style style:name="P3" style:family="paragraph" style:parent-style-name="Standard">
      <style:text-properties style:font-name="sans-serif" fo:font-size="15pt" officeooo:rsid="00009822" officeooo:paragraph-rsid="00009822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outerContainer">
        <text:section text:style-name="Sect1" text:name="sidebarContainer">
          <text:p text:style-name="Standard"/>
          <text:section text:style-name="Sect1" text:name="toolbarSidebar">
            <text:p text:style-name="Standard"/>
          </text:section>
        </text:section>
      </text:section>
      <text:section text:style-name="Sect1" text:name="Section1">
        <text:p text:style-name="Standard"><text:bookmark text:name="sidebarContainer"/></text:p>
        <text:section text:style-name="Sect1" text:name="sidebarContent">
          <text:p text:style-name="Standard"/>
          <text:section text:style-name="Sect1" text:name="thumbnailView">
            <text:p text:style-name="Standard"/>
          </text:section>
        </text:section>
      </text:section>
      <text:section text:style-name="Sect1" text:name="mainContainer">
        <text:p text:style-name="Standard"/>
        <text:section text:style-name="Sect1" text:name="toolbarContainer">
          <text:p text:style-name="Standard"/>
          <text:section text:style-name="Sect1" text:name="toolbarViewer">
            <text:p text:style-name="Standard"/>
            <text:section text:style-name="Sect1" text:name="toolbarViewerLeft">
              <text:p text:style-name="Standard"/>
            </text:section>
          </text:section>
        </text:section>
      </text:section>
      <text:section text:style-name="Sect1" text:name="toolbarViewerRight">
        <text:p text:style-name="Standard"/>
      </text:section>
      <text:section text:style-name="Sect1" text:name="toolbarViewerMiddle">
        <text:p text:style-name="Standard"/>
      </text:section>
      <text:section text:style-name="Sect1" text:name="Section2">
        <text:p text:style-name="Standard"><text:bookmark text:name="toolbarContainer"/></text:p>
      </text:section>
      <text:section text:style-name="Sect1" text:name="viewerContainer">
        <text:p text:style-name="Standard"/>
        <text:section text:style-name="Sect1" text:name="viewer">
          <text:p text:style-name="Standard"/>
        </text:section>
      </text:section>
      <text:p text:style-name="P1">Relational Checkpoint</text:p>
      <text:p text:style-name="P2">The user is going to make some cookies.</text:p>
      <text:p text:style-name="P2">On paper, write code that does the following:</text:p>
      <text:p text:style-name="P2">1. Ask the user how many cups of flour they have. If they have less than 2 cups, tell</text:p>
      <text:p text:style-name="P2">them to go to the store to buy more.</text:p>
      <text:p text:style-name="P3">String flour = JoptionPane.showInputDialog(“How many cups of flour do you have?”);</text:p>
      <text:p text:style-name="P3">Int flourInt = Integer.parseInt(flour);</text:p>
      <text:p text:style-name="P3">if (flourInt&lt;2) {</text:p>
      <text:p text:style-name="P3"><text:s/>JoptionPane.showMessageDialog(null, “You need to go to the store and buy more.”);</text:p>
      <text:p text:style-name="P3">}</text:p>
      <text:p text:style-name="P2"/>
      <text:p text:style-name="P2">2. Now ask them how many people they are going to give cookies to. If they are going</text:p>
      <text:p text:style-name="P2">to give cookies to more than 30 people, tell them they are going to have to bake two</text:p>
      <text:p text:style-name="P2">batches of cookies! </text:p>
      <text:p text:style-name="P3">String cookies = JoptionPane.showInputDialog(“How many people are you going to give cookies to?”);</text:p>
      <text:p text:style-name="P3">int cookiesInt = Integer.parseInt(cookies);</text:p>
      <text:p text:style-name="P3">if (cookiesInt&gt;30) {</text:p>
      <text:p text:style-name="P3">JoptionPane.showMessageDialog(null,”You are going to have to bake two batches of cookies!”);</text:p>
      <text:p text:style-name="P3"><text:soft-page-break/>}</text:p>
      <text:p text:style-name="P2">3. Finally, ask them how many batches of cookies they baked. If they baked 2 batches</text:p>
      <text:p text:style-name="P2">of cookies, tell them they are lucky to have so many friends. </text:p>
      <text:p text:style-name="P3">String batches = JoptionPane.showInputDialog(“How many batches of cookies are you baking?”);</text:p>
      <text:p text:style-name="P3">int batchesInt = Integer.parseInt(batches);</text:p>
      <text:p text:style-name="P3">if (batchesInt&gt;2) {</text:p>
      <text:p text:style-name="P3">JoptionPane(null,”You are lucky to have so many friends.”);</text:p>
      <text:p text:style-name="P3">}</text:p>
      <text:section text:style-name="Sect1" text:name="Section3">
        <text:p text:style-name="Standard"><text:bookmark text:name="outerContainer"/></text:p>
        <text:section text:style-name="Sect1" text:name="Section4">
          <text:p text:style-name="Standard"><text:bookmark text:name="mainContainer"/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8:12:21.572860781</meta:creation-date>
    <dc:date>2018-09-19T18:26:52.252254973</dc:date>
    <meta:editing-duration>PT2M30S</meta:editing-duration>
    <meta:editing-cycles>1</meta:editing-cycles>
    <meta:document-statistic meta:table-count="0" meta:image-count="0" meta:object-count="0" meta:page-count="2" meta:paragraph-count="25" meta:word-count="202" meta:character-count="1249" meta:non-whitespace-character-count="1069"/>
    <meta:generator>LibreOffice/5.1.6.2$Linux_X86_64 LibreOffice_project/10m0$Build-2</meta:generator>
  </office:meta>
</office:document-meta>
</file>